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2/10/2021</text:span></text:p>
      <text:p text:style-name="P9"/>
      <text:p text:style-name="P10">RECIBI CONFORME</text:p>
      <text:p text:style-name="P9"/>
      <text:p text:style-name="P11">CLIENTE: RAMOS DELGADO, ARACELY YANELY</text:p>
      <text:p text:style-name="P12">CANT. TOTAL DE CAJAS: 7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7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RAMOS DELGADO, ARACELY YANEL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23:10:1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